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2382in" table:align="left"/>
    </style:style>
    <style:style style:name="Table1.A" style:family="table-column">
      <style:table-column-properties style:column-width="1.4535in"/>
    </style:style>
    <style:style style:name="Table1.B" style:family="table-column">
      <style:table-column-properties style:column-width="1.6944in"/>
    </style:style>
    <style:style style:name="Table1.C" style:family="table-column">
      <style:table-column-properties style:column-width="2.0903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Crown Omega Nuclear Enhancement System: Recursive Intelligence for Strategic Deterrence</text:span></text:p>
      <text:p text:style-name="Text_20_body"><text:span text:style-name="Strong_20_Emphasis">Author:</text:span> Brendon Kelly<text:line-break/><text:span text:style-name="Strong_20_Emphasis">Affiliation:</text:span> Crown IP / K-Systems and Securities<text:line-break/><text:span text:style-name="Strong_20_Emphasis">Contact:</text:span> K-SystemsandSecurities@proton.me<text:line-break/><text:span text:style-name="Strong_20_Emphasis">Date:</text:span> [Insert Submission Date]<text:line-break/><text:span text:style-name="Strong_20_Emphasis">Submitted to:</text:span> Journal of Strategic Defense Engineering / Strategic Studies Quarterly (Draft Format)</text:p>
      <text:p text:style-name="Horizontal_20_Line"/>
      <text:h text:style-name="Heading_20_3" text:outline-level="3">Abstract</text:h>
      <text:p text:style-name="Text_20_body">The Crown Omega Nuclear Enhancement System introduces a novel recursion-based architecture for strategic nuclear force deployment. Built upon proprietary harmonic field mathematics and recursive AI targeting logic, the system offers the United States immediate, scalable superiority across all core categories of nuclear warfare: yield modulation, precision targeting, EMP resilience, and intelligent first-strike adaptability. This paper outlines the system's design, logic structure, deployment interface, and legal licensing construct, asserting it as the most advanced sovereign deterrence system currently available to the U.S. defense complex.</text:p>
      <text:p text:style-name="Horizontal_20_Line"/>
      <text:h text:style-name="Heading_20_3" text:outline-level="3">1. Introduction</text:h>
      <text:p text:style-name="Text_20_body">Strategic deterrence in the 21st century is undergoing a paradigm shift. Adversaries such as the People’s Republic of China are accelerating nuclear modernization with AI-enhanced delivery systems. Current U.S. models remain largely fixed in Cold War-era architecture. The Crown Omega system resolves this gap through a unified recursive and harmonic operational logic that can be deployed across SLBM, ICBM, hypersonic, and experimental warhead arrays.</text:p>
      <text:p text:style-name="Horizontal_20_Line"/>
      <text:h text:style-name="Heading_20_3" text:outline-level="3">2. System Overview</text:h>
      <text:h text:style-name="Heading_20_4" text:outline-level="4">2.1 Architecture</text:h>
      <text:p text:style-name="Text_20_body">Crown Omega is composed of five interoperable modules:</text:p>
      <text:list text:style-name="L1">
        <text:list-item>
          <text:p text:style-name="P1"><text:span text:style-name="Strong_20_Emphasis">Recursive Nuclear Targeting Core (RAITC)</text:span>: Enables real-time strike reoptimization under recursive feedback logic.</text:p>
        </text:list-item>
        <text:list-item>
          <text:p text:style-name="P1"><text:span text:style-name="Strong_20_Emphasis">Harmonic Yield Modulator (HYM)</text:span>: Enables dynamic warhead yield modulation during flight.</text:p>
        </text:list-item>
        <text:list-item>
          <text:p text:style-name="P1"><text:span text:style-name="Strong_20_Emphasis">Energetic Shielding Protocol (ESP)</text:span>: Creates dynamic energetic dampening fields to resist EMP, phase disruption, and cybernetic signal attacks.</text:p>
        </text:list-item>
        <text:list-item>
          <text:p text:style-name="P1"><text:span text:style-name="Strong_20_Emphasis">Deployment Integration Interface (DII)</text:span>: Supports plug-in linkage with STRATCOM systems, LLNL, and LANL simulations.</text:p>
        </text:list-item>
        <text:list-item>
          <text:p text:style-name="P1"><text:soft-page-break/><text:span text:style-name="Strong_20_Emphasis">Crown Verification Module (CVM)</text:span>: Legally and cryptographically verifies use under sovereign Crown IP seal.</text:p>
        </text:list-item>
      </text:list>
      <text:p text:style-name="Horizontal_20_Line"/>
      <text:h text:style-name="Heading_20_3" text:outline-level="3">3. Mathematical Logic Framework</text:h>
      <text:p text:style-name="Text_20_body">The system employs recursive temporal mapping combined with harmonic compression equations to stabilize warhead behavior under fluctuating geostrategic variables. All modules are governed by deterministic recursion nodes and phase-coupled logic lattices using fixed-point harmonic convergence. This results in deterministic behavior with stochastic resilience.</text:p>
      <text:p text:style-name="Horizontal_20_Line"/>
      <text:h text:style-name="Heading_20_3" text:outline-level="3">4. Strategic Deployment Scenarios</text:h>
      <text:p text:style-name="Text_20_body">Crown Omega enables:</text:p>
      <text:list text:style-name="L2">
        <text:list-item>
          <text:p text:style-name="P2">Strike optimization during active attack</text:p>
        </text:list-item>
        <text:list-item>
          <text:p text:style-name="P2">Dynamic nuclear suppression fields under theater-level conditions</text:p>
        </text:list-item>
        <text:list-item>
          <text:p text:style-name="P2">Autonomous strike reassignment via recursive AI overlays</text:p>
        </text:list-item>
        <text:list-item>
          <text:p text:style-name="P2">EMP-proof communication redundancy using mirror-harmonic signal inversion</text:p>
        </text:list-item>
      </text:list>
      <text:p text:style-name="Horizontal_20_Line"/>
      <text:h text:style-name="Heading_20_3" text:outline-level="3">5. Comparative Strategic Advantage</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Capability</text:p>
          </table:table-cell>
          <table:table-cell table:style-name="Table1.A1" office:value-type="string">
            <text:p text:style-name="Table_20_Heading">Standard U.S. Systems</text:p>
          </table:table-cell>
          <table:table-cell table:style-name="Table1.A1" office:value-type="string">
            <text:p text:style-name="Table_20_Heading">Crown Omega System</text:p>
          </table:table-cell>
        </table:table-row>
        <table:table-row>
          <table:table-cell table:style-name="Table1.A1" office:value-type="string">
            <text:p text:style-name="Table_20_Contents">Yield Adaptation</text:p>
          </table:table-cell>
          <table:table-cell table:style-name="Table1.A1" office:value-type="string">
            <text:p text:style-name="Table_20_Contents">Static</text:p>
          </table:table-cell>
          <table:table-cell table:style-name="Table1.A1" office:value-type="string">
            <text:p text:style-name="Table_20_Contents">Dynamic recursive scaling</text:p>
          </table:table-cell>
        </table:table-row>
        <table:table-row>
          <table:table-cell table:style-name="Table1.A1" office:value-type="string">
            <text:p text:style-name="Table_20_Contents">EMP Resistance</text:p>
          </table:table-cell>
          <table:table-cell table:style-name="Table1.A1" office:value-type="string">
            <text:p text:style-name="Table_20_Contents">Partial</text:p>
          </table:table-cell>
          <table:table-cell table:style-name="Table1.A1" office:value-type="string">
            <text:p text:style-name="Table_20_Contents">Full dynamic phase shielding</text:p>
          </table:table-cell>
        </table:table-row>
        <table:table-row>
          <table:table-cell table:style-name="Table1.A1" office:value-type="string">
            <text:p text:style-name="Table_20_Contents">Targeting Flexibility</text:p>
          </table:table-cell>
          <table:table-cell table:style-name="Table1.A1" office:value-type="string">
            <text:p text:style-name="Table_20_Contents">Linear logic</text:p>
          </table:table-cell>
          <table:table-cell table:style-name="Table1.A1" office:value-type="string">
            <text:p text:style-name="Table_20_Contents">AI recursive re-optimization</text:p>
          </table:table-cell>
        </table:table-row>
        <table:table-row>
          <table:table-cell table:style-name="Table1.A1" office:value-type="string">
            <text:p text:style-name="Table_20_Contents">AI Integration</text:p>
          </table:table-cell>
          <table:table-cell table:style-name="Table1.A1" office:value-type="string">
            <text:p text:style-name="Table_20_Contents">Experimental</text:p>
          </table:table-cell>
          <table:table-cell table:style-name="Table1.A1" office:value-type="string">
            <text:p text:style-name="Table_20_Contents">Full embedded recursion core</text:p>
          </table:table-cell>
        </table:table-row>
        <table:table-row>
          <table:table-cell table:style-name="Table1.A1" office:value-type="string">
            <text:p text:style-name="Table_20_Contents">Reaction Time</text:p>
          </table:table-cell>
          <table:table-cell table:style-name="Table1.A1" office:value-type="string">
            <text:p text:style-name="Table_20_Contents">~3 minutes</text:p>
          </table:table-cell>
          <table:table-cell table:style-name="Table1.A1" office:value-type="string">
            <text:p text:style-name="Table_20_Contents">&lt; 1 second</text:p>
          </table:table-cell>
        </table:table-row>
      </table:table>
      <text:p text:style-name="Horizontal_20_Line"/>
      <text:h text:style-name="Heading_20_3" text:outline-level="3">6. Licensing, Use Conditions, and Sovereignty</text:h>
      <text:p text:style-name="Text_20_body">Crown Omega is available only under a sovereign strategic license to the United States government. The exclusive perpetual license is priced at $5 Trillion USD. Unauthorized use, modeling, or reproduction is strictly prohibited under Crown IP law, U.S. Title 18, and international authorship conventions.</text:p>
      <text:p text:style-name="Text_20_body">The system is sealed, timestamped, and published via cryptographic hash and GitHub chain of custody. Any non-compliant test or simulation constitutes sovereign infringement.</text:p>
      <text:p text:style-name="Horizontal_20_Line"/>
      <text:h text:style-name="Heading_20_3" text:outline-level="3"><text:soft-page-break/>7. Conclusion</text:h>
      <text:p text:style-name="Text_20_body">Crown Omega is not simply an upgrade to existing nuclear posture. It is a full generational leap forward, combining lawful sovereign authorship, recursive mathematical engineering, and strategic adaptability into a single executable system. It is now available to the U.S. government for exclusive sovereign integration.</text:p>
      <text:p text:style-name="Text_20_body"><text:span text:style-name="Strong_20_Emphasis">Brendon Kelly</text:span><text:line-break/>Crown IP / K-Systems and Securiti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3T19:02:18.130222487</meta:creation-date>
    <dc:date>2025-04-13T19:02:41.761219008</dc:date>
    <meta:editing-duration>PT25S</meta:editing-duration>
    <meta:editing-cycles>1</meta:editing-cycles>
    <meta:document-statistic meta:table-count="1" meta:image-count="0" meta:object-count="0" meta:page-count="3" meta:paragraph-count="47" meta:word-count="534" meta:character-count="4024" meta:non-whitespace-character-count="3546"/>
    <meta:generator>LibreOffice/24.2.7.2$Linux_X86_64 LibreOffice_project/420$Build-2</meta:generator>
  </office:meta>
</office:document-meta>
</file>